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7fd7d" officeooo:paragraph-rsid="0017fd7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8eb97" officeooo:paragraph-rsid="0018eb97" style:font-size-asian="10.5pt" style:font-weight-asian="normal" style:font-size-complex="12pt" style:font-weight-complex="normal"/>
    </style:style>
    <style:style style:name="T1" style:family="text">
      <style:text-properties officeooo:rsid="0018eb9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iza danych giełdowych przy pomocy narzędzi dostępnych w pakiecie scikit-learn</text:p>
      <text:p text:style-name="P4"/>
      <text:p text:style-name="P5">Plan ramowy</text:p>
      <text:p text:style-name="P5"/>
      <text:p text:style-name="P5"/>
      <text:list xml:id="list1678960821087447821" text:style-name="L1">
        <text:list-item>
          <text:p text:style-name="P6">Wstęp</text:p>
          <text:list>
            <text:list-item>
              <text:p text:style-name="P6">Cel i zakres pracy</text:p>
            </text:list-item>
            <text:list-item>
              <text:p text:style-name="P6">Krótkie przedstawienie aplikacji</text:p>
            </text:list-item>
          </text:list>
        </text:list-item>
      </text:list>
      <text:p text:style-name="P2"/>
      <text:list xml:id="list190154385029973" text:continue-numbering="true" text:style-name="L1">
        <text:list-item>
          <text:p text:style-name="P7">Analiza danych statystycznych</text:p>
          <text:list>
            <text:list-item>
              <text:p text:style-name="P7">Dane giełdowe</text:p>
              <text:list>
                <text:list-item>
                  <text:p text:style-name="P8">Definicja giełdy</text:p>
                </text:list-item>
                <text:list-item>
                  <text:p text:style-name="P7">Źródła danych giełdowych</text:p>
                </text:list-item>
                <text:list-item>
                  <text:p text:style-name="P7">Opis danych</text:p>
                </text:list-item>
              </text:list>
            </text:list-item>
            <text:list-item>
              <text:p text:style-name="P7">Metody analizy danych giełdowych</text:p>
              <text:list>
                <text:list-item>
                  <text:p text:style-name="P12">Analiza fundamentalna</text:p>
                </text:list-item>
                <text:list-item>
                  <text:p text:style-name="P7">Analiza <text:span text:style-name="T1">techniczna</text:span></text:p>
                </text:list-item>
              </text:list>
            </text:list-item>
            <text:list-item>
              <text:p text:style-name="P7">Statystyczne metody analizy danych</text:p>
              <text:list>
                <text:list-item>
                  <text:p text:style-name="P7">Analiza regresji</text:p>
                  <text:list>
                    <text:list-item>
                      <text:p text:style-name="P7">Regresja #1</text:p>
                    </text:list-item>
                    <text:list-item>
                      <text:p text:style-name="P7">Regresja #2</text:p>
                    </text:list-item>
                    <text:list-item>
                      <text:p text:style-name="P7">Regresja #3</text:p>
                    </text:list-item>
                    <text:list-item>
                      <text:p text:style-name="P7">Regresja #4</text:p>
                    </text:list-item>
                  </text:list>
                </text:list-item>
                <text:list-item>
                  <text:p text:style-name="P9">Analiza regresji w pakiecie scikit-learn</text:p>
                </text:list-item>
              </text:list>
            </text:list-item>
          </text:list>
        </text:list-item>
      </text:list>
      <text:p text:style-name="P1"/>
      <text:list xml:id="list190154626573382" text:continue-numbering="true" text:style-name="L1">
        <text:list-item>
          <text:p text:style-name="P9">Przedstawienie aplikacji</text:p>
          <text:list>
            <text:list-item>
              <text:p text:style-name="P10">Podstawowe założenia</text:p>
            </text:list-item>
            <text:list-item>
              <text:p text:style-name="P11">Zastosowane pakiety Pythona</text:p>
              <text:list>
                <text:list-item>
                  <text:p text:style-name="P11">Kivy</text:p>
                </text:list-item>
                <text:list-item>
                  <text:p text:style-name="P11">Matplotlib</text:p>
                </text:list-item>
                <text:list-item>
                  <text:p text:style-name="P11">Scikit-learn</text:p>
                </text:list-item>
                <text:list-item>
                  <text:p text:style-name="P11">Pandas</text:p>
                </text:list-item>
                <text:list-item>
                  <text:p text:style-name="P11">SqlAlchemy</text:p>
                </text:list-item>
              </text:list>
            </text:list-item>
            <text:list-item>
              <text:p text:style-name="P11">Opis funkcjonalności aplikacji</text:p>
              <text:list>
                <text:list-item>
                  <text:p text:style-name="P11">Okno opcji</text:p>
                </text:list-item>
                <text:list-item>
                  <text:p text:style-name="P11">Okno analizy regresji</text:p>
                </text:list-item>
              </text:list>
            </text:list-item>
            <text:list-item>
              <text:p text:style-name="P11">Diagram UML</text:p>
            </text:list-item>
            <text:list-item>
              <text:p text:style-name="P11">Opis wyników obliczeń</text:p>
            </text:list-item>
          </text:list>
        </text:list-item>
      </text:list>
      <text:p text:style-name="P3"/>
      <text:list xml:id="list190154060701585" text:continue-numbering="true" text:style-name="L1">
        <text:list-item>
          <text:p text:style-name="P11">Wyniki działania aplikacji</text:p>
        </text:list-item>
        <text:list-item>
          <text:p text:style-name="P11">Wnioski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1-20T18:57:45.840829867</dc:date>
    <meta:editing-duration>PT2H8M49S</meta:editing-duration>
    <meta:editing-cycles>10</meta:editing-cycles>
    <meta:document-statistic meta:table-count="0" meta:image-count="0" meta:object-count="0" meta:page-count="1" meta:paragraph-count="35" meta:word-count="121" meta:character-count="850" meta:non-whitespace-character-count="797"/>
  </office:meta>
</office:document-meta>
</file>